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<text:span text:style-name="T1">Linking Linux GUIs with</text:span></text:p>
            <text:p><text:span text:style-name="T1">Microcontrollers</text:span></text:p>
            <text:p/>
            <text:p>John Honniball</text:p>
            <text:p/>
            <text:p>Dorkbot Bristol</text:p>
            <text:p>November 18th 201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Outlin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GUI toolkits for Linux</text:p>
              </text:list-item>
              <text:list-item>
                <text:p>Communicating via serial (RS-232)</text:p>
              </text:list-item>
              <text:list-item>
                <text:p>GUI controlling BA63 till display</text:p>
              </text:list-item>
              <text:list-item>
                <text:p>GUI controlling Arduino and LEDs</text:p>
              </text:list-item>
              <text:list-item>
                <text:p>Two-way link between GUI and Arduino</text:p>
              </text:list-item>
              <text:list-item>
                <text:p>Ways to impr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UI Toolkits for Linux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xWidgets</text:p>
              </text:list-item>
              <text:list-item>
                <text:p>Qt Toolkit</text:p>
              </text:list-item>
              <text:list-item>
                <text:p>GTK+</text:p>
              </text:list-item>
              <text:list-item>
                <text:p>Probably oth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TK+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 library – not C++</text:p>
              </text:list-item>
              <text:list-item>
                <text:p>User's main() initialises everything and registers call-back functions</text:p>
              </text:list-item>
              <text:list-item>
                <text:p>Calls gtk_main ()</text:p>
              </text:list-item>
              <text:list-item>
                <text:p>GTK+ handles the event loop</text:p>
              </text:list-item>
              <text:list-item>
                <text:p>User's functions are called back when GUI element are clic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municating via Se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Open the port (/dev/ttyS0 or /dev/ttyUSB0)</text:p>
              </text:list-item>
              <text:list-item>
                <text:p>Open in O_NDELAY mode</text:p>
              </text:list-item>
              <text:list-item>
                <text:p>Switch off O_NDELAY with fcntl() </text:p>
              </text:list-item>
              <text:list-item>
                <text:p>Set the baud rate via tcsetattr()</text:p>
              </text:list-item>
              <text:list-item>
                <text:p>Set the handshake mode via tcsetattr()</text:p>
              </text:list-item>
              <text:list-item>
                <text:p>Set parity via tcsetattr()</text:p>
              </text:list-item>
              <text:list-item>
                <text:p>Read/write via file descriptor as us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n Actual Serial Devic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incor-Nixdorf BA63 Customer Display</text:p>
              </text:list-item>
              <text:list-item>
                <text:p>As used by leading supermarkets</text:p>
              </text:list-item>
              <text:list-item>
                <text:p>RS-232 and 12V power on one cable</text:p>
              </text:list-item>
              <text:list-item>
                <text:p>9600 baud, ODD PARITY</text:p>
              </text:list-item>
              <text:list-item>
                <text:p>Because it's displaying prices</text:p>
              </text:list-item>
              <text:list-item>
                <text:p>Two rows of 20 characters on VFD</text:p>
              </text:list-item>
              <text:list-item>
                <text:p>ESCape sequences for cursor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rolling the BA63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Main function opens serial port and sets up GUI, then calls gtk_main()</text:p>
              </text:list-item>
              <text:list-item>
                <text:p>Clicks on GUI elements call call-back functions</text:p>
              </text:list-item>
              <text:list-item>
                <text:p>Call-back functions send strings to serial port</text:p>
              </text:list-item>
              <text:list-item>
                <text:p>Timeout function causes call-back after a certain time has elapsed – for auto-advance</text:p>
              </text:list-item>
              <text:list-item>
                <text:p>Straightforward one-way commun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rolling the Arduino and LE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rduino has a serial interface: /dev/ttyUSB0</text:p>
              </text:list-item>
              <text:list-item>
                <text:p>GUI as before, sends serial commands</text:p>
              </text:list-item>
              <text:list-item>
                <text:p>Arduino sketch reads serial input with Serial.available() and Serial.read()</text:p>
              </text:list-item>
              <text:list-item>
                <text:p>Simple packet format: $H2&lt;CR&gt;</text:p>
              </text:list-item>
              <text:list-item>
                <text:p>A few packet types, very simple parser</text:p>
              </text:list-item>
              <text:list-item>
                <text:p>One-way communication on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wo-Way Link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GUI sends commands, as before</text:p>
              </text:list-item>
              <text:list-item>
                <text:p>GTK+ functions g_io_channel_unix_new() and g_io_add_watch()</text:p>
              </text:list-item>
              <text:list-item>
                <text:p>GTK+ calls call-back when serial data arrives</text:p>
              </text:list-item>
              <text:list-item>
                <text:p>Call-back function reassembles packet</text:p>
              </text:list-item>
              <text:list-item>
                <text:p>Complete packet parsed</text:p>
              </text:list-item>
              <text:list-item>
                <text:p>Adjust GUI elements according to packet cont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wo-Way Link in Operatio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GUI sliders control analog outputs on Arduino</text:p>
              </text:list-item>
              <text:list-item>
                <text:p>GUI check-boxes control digital outputs</text:p>
              </text:list-item>
              <text:list-item>
                <text:p>Analog inputs on Arduino control sliders on GUI</text:p>
              </text:list-item>
              <text:list-item>
                <text:p>Digital inputs on Arduino control check-boxes on GUI</text:p>
              </text:list-item>
              <text:list-item>
                <text:p>Arduino-controlled GUI elements are grey because user can't click on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It All Goes Wro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rduino sends data at high rate to FTDI chip</text:p>
              </text:list-item>
              <text:list-item>
                <text:p>FTDI chip sends data via USB to Linux</text:p>
              </text:list-item>
              <text:list-item>
                <text:p>Linux might not read data, so buffers fill up</text:p>
              </text:list-item>
              <text:list-item>
                <text:p>Something stops working</text:p>
              </text:list-item>
              <text:list-item>
                <text:p>Can only recover by power-cycling Ardui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To Fix I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end data only when something changes</text:p>
              </text:list-item>
              <text:list-item>
                <text:p>But analog changes all the time</text:p>
              </text:list-item>
              <text:list-item>
                <text:p>Stop sending data if Linux GUI isn't listening</text:p>
              </text:list-item>
              <text:list-item>
                <text:p>But how can we tell?</text:p>
              </text:list-item>
              <text:list-item>
                <text:p>Find way to reset FTDI from Linux G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rovem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dd some data integrity, e.g. checksums</text:p>
              </text:list-item>
              <text:list-item>
                <text:p>Use Bluetooth serial link (or other radio)</text:p>
              </text:list-item>
              <text:list-item>
                <text:p>Add good error recovery</text:p>
              </text:list-item>
              <text:list-item>
                <text:p>Add means to select a serial port from a drop-down list</text:p>
              </text:list-item>
              <text:list-item>
                <text:p>How to populate the list of serial port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Go and write GUIs for Arduino program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Honniball</meta:initial-creator>
    <meta:creation-date>2014-11-17T22:27:18</meta:creation-date>
    <dc:date>2014-11-18T00:04:18</dc:date>
    <dc:creator>John Honniball</dc:creator>
    <meta:editing-duration>PT1H20M59S</meta:editing-duration>
    <meta:editing-cycles>5</meta:editing-cycles>
    <meta:generator>LibreOffice/3.5$Linux_x86 LibreOffice_project/350m1$Build-2</meta:generator>
    <meta:document-statistic meta:object-count="76"/>
  </office:meta>
</office:document-meta>
</file>